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580000017429B3CDD74C240077.png" manifest:media-type="image/png"/>
  <manifest:file-entry manifest:full-path="Pictures/10000000000002580000017440FBABA02589E2B9.png" manifest:media-type="image/png"/>
  <manifest:file-entry manifest:full-path="Pictures/1000000000000438000008ACC63356EC16D3A879.jpg" manifest:media-type="image/jpeg"/>
  <manifest:file-entry manifest:full-path="Pictures/10000201000001D3000000F8D2910B59AED3E6C2.png" manifest:media-type="image/png"/>
  <manifest:file-entry manifest:full-path="Pictures/1000000000000330000004206205FF2B08B701D1.pdf" manifest:media-type="application/pdf"/>
  <manifest:file-entry manifest:full-path="Pictures/1000000000000330000004200A8776AD3F6EC7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0000" draw:fill="none" draw:fill-color="#1c1c1c" draw:textarea-horizontal-align="justify" draw:auto-grow-height="true" draw:auto-grow-width="false" fo:min-height="0.657cm" fo:min-width="0cm" text:animation-delay="P0D"/>
    </style:style>
    <style:style style:name="gr3" style:family="graphic" style:parent-style-name="standard">
      <style:graphic-properties draw:stroke="none" svg:stroke-color="#ff0000" draw:fill="none" draw:fill-color="#1c1c1c" draw:textarea-horizontal-align="justify" draw:auto-grow-height="true" draw:auto-grow-width="false" fo:min-height="1.28cm" fo:min-width="0cm" text:animation-delay="P0D"/>
    </style:style>
    <style:style style:name="gr4" style:family="graphic" style:parent-style-name="standard">
      <style:graphic-properties draw:stroke="none" svg:stroke-color="#ff0000" draw:fill="none" draw:fill-color="#1c1c1c" draw:textarea-horizontal-align="justify" draw:auto-grow-height="true" draw:auto-grow-width="false" fo:min-height="1.279cm" fo:min-width="0cm" text:animation-delay="P0D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ff0000" draw:fill="none" draw:fill-color="#1c1c1c" draw:textarea-horizontal-align="justify" draw:auto-grow-height="true" draw:auto-grow-width="false" fo:min-height="0.849cm" fo:min-width="0cm" text:animation-delay="P0D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.828cm" fo:min-width="1.118cm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648cm" fo:min-width="1.4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666666" fo:font-size="14pt" style:font-size-asian="18pt" style:font-size-complex="18pt"/>
    </style:style>
    <style:style style:name="P3" style:family="paragraph">
      <loext:graphic-properties draw:fill="none" draw:fill-color="#1c1c1c"/>
      <style:paragraph-properties fo:margin-left="0cm" fo:margin-right="0cm" fo:margin-top="0cm" fo:margin-bottom="0cm" fo:line-height="100%" fo:text-indent="0cm"/>
      <style:text-properties fo:color="#666666" fo:font-size="14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ffff" fo:font-size="18pt" style:font-size-asian="18pt" style:font-size-complex="18pt"/>
    </style:style>
    <style:style style:name="P7" style:family="paragraph">
      <loext:graphic-properties draw:fill-color="#666666"/>
      <style:paragraph-properties fo:text-align="center"/>
      <style:text-properties fo:color="#ffffff" fo:font-size="18pt" style:font-size-asian="18pt" style:font-size-complex="18pt"/>
    </style:style>
    <style:style style:name="P8" style:family="paragraph">
      <style:paragraph-properties fo:text-align="center"/>
      <style:text-properties fo:color="#ffffff" fo:font-size="14pt" style:font-size-asian="18pt" style:font-size-complex="18pt"/>
    </style:style>
    <style:style style:name="P9" style:family="paragraph">
      <loext:graphic-properties draw:fill-color="#666666"/>
      <style:paragraph-properties fo:text-align="center"/>
      <style:text-properties fo:color="#ffffff" fo:font-size="14pt" style:font-size-asian="18pt" style:font-size-complex="18pt"/>
    </style:style>
    <style:style style:name="P10" style:family="paragraph">
      <style:text-properties fo:color="#ffffff" fo:font-size="8pt" fo:font-weight="bold" style:font-size-asian="14pt" style:font-size-complex="18pt"/>
    </style:style>
    <style:style style:name="P11" style:family="paragraph">
      <loext:graphic-properties draw:fill="none" draw:fill-color="#ffffff"/>
      <style:text-properties fo:color="#ffffff" fo:font-size="8pt" fo:font-weight="bold" style:font-size-asian="14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292cm" svg:height="3.947cm" svg:x="15.28cm" svg:y="3.655cm">
          <draw:image xlink:href="Pictures/10000000000002580000017440FBABA02589E2B9.png" xlink:type="simple" xlink:show="embed" xlink:actuate="onLoad" loext:mime-type="image/png">
            <text:p/>
          </draw:image>
        </draw:frame>
        <draw:frame draw:style-name="gr1" draw:text-style-name="P1" draw:layer="layout" svg:width="6.292cm" svg:height="3.946cm" svg:x="15.28cm" svg:y="8.749cm">
          <draw:image xlink:href="Pictures/10000000000002580000017429B3CDD74C240077.png" xlink:type="simple" xlink:show="embed" xlink:actuate="onLoad" loext:mime-type="image/png">
            <text:p/>
          </draw:image>
        </draw:frame>
        <draw:frame draw:style-name="gr1" draw:text-style-name="P1" draw:layer="layout" svg:width="6.889cm" svg:height="9.473cm" svg:x="0.078cm" svg:y="2.959cm">
          <draw:image xlink:href="Pictures/1000000000000330000004206205FF2B08B701D1.pdf" xlink:type="simple" xlink:show="embed" xlink:actuate="onLoad" loext:mime-type="application/pdf">
            <text:p/>
          </draw:image>
          <draw:image xlink:href="Pictures/1000000000000330000004200A8776AD3F6EC7D3.png" xlink:type="simple" xlink:show="embed" xlink:actuate="onLoad" loext:mime-type="image/png"/>
        </draw:frame>
        <draw:frame draw:style-name="gr1" draw:text-style-name="P1" draw:layer="layout" svg:width="4.532cm" svg:height="9.425cm" svg:x="8.513cm" svg:y="2.794cm">
          <draw:image xlink:href="Pictures/1000000000000438000008ACC63356EC16D3A879.jpg" xlink:type="simple" xlink:show="embed" xlink:actuate="onLoad" loext:mime-type="image/jpeg">
            <text:p/>
          </draw:image>
        </draw:frame>
        <draw:frame draw:style-name="gr2" draw:text-style-name="P3" draw:layer="layout" svg:width="6.546cm" svg:height="0.907cm" svg:x="0.82cm" svg:y="12.301cm">
          <draw:text-box>
            <text:p text:style-name="P2">Recruit Participants</text:p>
          </draw:text-box>
        </draw:frame>
        <draw:frame draw:style-name="gr3" draw:text-style-name="P3" draw:layer="layout" svg:width="3.524cm" svg:height="1.53cm" svg:x="9.176cm" svg:y="12.46cm">
          <draw:text-box>
            <text:p text:style-name="P2">User Study</text:p>
            <text:p text:style-name="P2"/>
          </draw:text-box>
        </draw:frame>
        <draw:frame draw:style-name="gr4" draw:text-style-name="P3" draw:layer="layout" svg:width="3.524cm" svg:height="1.529cm" svg:x="16.901cm" svg:y="12.951cm">
          <draw:text-box>
            <text:p text:style-name="P2">Evaluation</text:p>
            <text:p text:style-name="P2"/>
          </draw:text-box>
        </draw:frame>
        <draw:line draw:style-name="gr5" draw:text-style-name="P4" draw:layer="layout" svg:x1="7.049cm" svg:y1="8.142cm" svg:x2="8.01cm" svg:y2="8.142cm">
          <text:p/>
        </draw:line>
        <draw:line draw:style-name="gr5" draw:text-style-name="P4" draw:layer="layout" svg:x1="13.594cm" svg:y1="8.142cm" svg:x2="14.555cm" svg:y2="8.142cm">
          <text:p/>
        </draw:line>
        <draw:line draw:style-name="gr5" draw:text-style-name="P4" draw:layer="layout" svg:x1="22.153cm" svg:y1="8.142cm" svg:x2="23.114cm" svg:y2="8.142cm">
          <text:p/>
        </draw:line>
        <draw:line draw:style-name="gr5" draw:text-style-name="P4" draw:layer="layout" svg:x1="13.594cm" svg:y1="8.142cm" svg:x2="14.555cm" svg:y2="8.142cm">
          <text:p/>
        </draw:line>
        <draw:frame draw:style-name="gr6" draw:text-style-name="P3" draw:layer="layout" svg:width="6.604cm" svg:height="1.904cm" svg:x="23.368cm" svg:y="7.494cm">
          <draw:text-box>
            <text:p text:style-name="P2">Recommendation </text:p>
            <text:p text:style-name="P2">for Improvements</text:p>
            <text:p text:style-name="P2"/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2.355cm" svg:height="6.561cm" svg:x="12.791cm" svg:y="1.313cm">
          <draw:image xlink:href="Pictures/10000201000001D3000000F8D2910B59AED3E6C2.png" xlink:type="simple" xlink:show="embed" xlink:actuate="onLoad" loext:mime-type="image/png">
            <text:p/>
          </draw:image>
        </draw:frame>
        <draw:custom-shape draw:style-name="gr8" draw:text-style-name="P7" xml:id="id1" draw:id="id1" draw:layer="layout" svg:width="2.286cm" svg:height="1.524cm" svg:x="1.27cm" svg:y="8.89cm">
          <text:p text:style-name="P6"><text:span text:style-name="T1">Defaul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xml:id="id2" draw:id="id2" draw:layer="layout" svg:width="2.286cm" svg:height="1.524cm" svg:x="6.35cm" svg:y="8.89cm">
          <text:p text:style-name="P6"><text:span text:style-name="T1">Defa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2.794cm" svg:height="1.27cm" svg:x="2.54cm" svg:y="5.334cm">
          <text:p text:style-name="P8"><text:span text:style-name="T2">Hide Sce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286cm" svg:height="1.524cm" svg:x="5.842cm" svg:y="2.794cm">
          <text:p text:style-name="P6"><text:span text:style-name="T1">D</text:span><text:span text:style-name="T1">e</text:span><text:span text:style-name="T1">f</text:span><text:span text:style-name="T1">a</text:span><text:span text:style-name="T1">u</text:span><text:span text:style-name="T1">l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286cm" svg:height="1.524cm" svg:x="7.874cm" svg:y="5.08cm">
          <text:p text:style-name="P6"><text:span text:style-name="T1">D</text:span><text:span text:style-name="T1">e</text:span><text:span text:style-name="T1">f</text:span><text:span text:style-name="T1">a</text:span><text:span text:style-name="T1">u</text:span><text:span text:style-name="T1">l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286cm" svg:height="1.524cm" svg:x="11.43cm" svg:y="8.89cm">
          <text:p text:style-name="P6"><text:span text:style-name="T1">D</text:span><text:span text:style-name="T1">e</text:span><text:span text:style-name="T1">f</text:span><text:span text:style-name="T1">a</text:span><text:span text:style-name="T1">u</text:span><text:span text:style-name="T1">l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.222cm" svg:y1="9.113cm" svg:x2="6.684cm" svg:y2="9.113cm" draw:start-shape="id1" draw:start-glue-point="11" draw:end-shape="id2" draw:end-glue-point="5" svg:d="M3222 9113h3462" svg:viewBox="0 0 3463 1">
          <text:p/>
        </draw:connector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0" draw:text-style-name="P11" draw:layer="layout" svg:width="2.979cm" svg:height="0.569cm" svg:x="2.54cm" svg:y="13.147cm">
          <draw:text-box>
            <text:p text:style-name="P10">Photo: Liwei Chan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TW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5T16:29:46.158536140</meta:creation-date>
    <dc:date>2020-01-26T12:58:29.569635723</dc:date>
    <meta:editing-duration>PT4H16M53S</meta:editing-duration>
    <meta:editing-cycles>2</meta:editing-cycles>
    <meta:generator>LibreOffice/6.2.8.2$Linux_X86_64 LibreOffice_project/20$Build-2</meta:generator>
    <meta:document-statistic meta:object-count="48"/>
  </office:meta>
</office:document-meta>
</file>